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55.83mm"/>
    </style:style>
    <style:style style:name="co9" style:family="table-column">
      <style:table-column-properties fo:break-before="auto" style:column-width="72.71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57.45mm"/>
    </style:style>
    <style:style style:name="co12" style:family="table-column">
      <style:table-column-properties fo:break-before="auto" style:column-width="85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6"/>
    <style:style style:name="ce8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6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908" calcext:value-type="float">
            <text:p>490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937" calcext:value-type="float">
            <text:p>-93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743" calcext:value-type="float">
            <text:p>74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6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8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table:formula="of:=SUM([.C52:.C66])" office:value-type="float" office:value="884.54" calcext:value-type="float">
            <text:p>884.54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6" table:formula="of:=SUM([.C84:.C87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4907.61" calcext:value-type="float">
            <text:p>4907.61</text:p>
          </table:table-cell>
          <table:table-cell table:formula="of:=SUM([.D1:.D105])" office:value-type="float" office:value="4907.61" calcext:value-type="float">
            <text:p>49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936.520000000001" calcext:value-type="float">
            <text:p>-936.520000000001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7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table:style-name="ce7"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table:style-name="ce7"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table:style-name="ce7"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Jason Plumb – engineering</text:p>
          </table:table-cell>
          <table:table-cell table:style-name="ce7"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table:style-name="ce7"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wilio</text:p>
          </table:table-cell>
          <table:table-cell table:style-name="ce7"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table:style-name="ce7"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table:style-name="ce7"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7"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7"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7"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7"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sets</text:p>
          </table:table-cell>
          <table:table-cell table:style-name="ce7" office:value-type="date" office:date-value="2021-02-19" calcext:value-type="date">
            <text:p>2021-02-19</text:p>
          </table:table-cell>
          <table:table-cell office:value-type="float" office:value="97.9" calcext:value-type="float">
            <text:p>9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table:style-name="ce7"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table:style-name="ce7" office:value-type="date" office:date-value="2021-02-13" calcext:value-type="date">
            <text:p>2021-02-13</text:p>
          </table:table-cell>
          <table:table-cell office:value-type="float" office:value="19.98" calcext:value-type="float">
            <text:p>1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table:style-name="ce7"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table:style-name="ce7" office:value-type="date" office:date-value="2021-04-08" calcext:value-type="date">
            <text:p>2021-04-08</text:p>
          </table:table-cell>
          <table:table-cell office:value-type="float" office:value="129.9" calcext:value-type="float">
            <text:p>12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table:style-name="ce7"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ypal donations</text:p>
          </table:table-cell>
          <table:table-cell table:style-name="ce5"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63])" office:value-type="float" office:value="3482.92" calcext:value-type="float">
            <text:p>3482.92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ce7"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various paypal donations</text:p>
          </table:table-cell>
          <table:table-cell table:style-name="ce5"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table:style-name="ce5"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69:.C72])" office:value-type="float" office:value="-2520" calcext:value-type="float">
            <text:p>-252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74])" office:value-type="float" office:value="962.92" calcext:value-type="float">
            <text:p>962.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00-00-00</text:date>, <text:time style:data-style-name="N2" text:time-value="22:05:43.509615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3T22:29:56.220714905</dc:date>
    <meta:editing-duration>P2DT16H17M57S</meta:editing-duration>
    <meta:editing-cycles>368</meta:editing-cycles>
    <meta:generator>LibreOffice/6.0.7.3$Linux_X86_64 LibreOffice_project/00m0$Build-3</meta:generator>
    <meta:document-statistic meta:table-count="7" meta:cell-count="1344" meta:object-count="0"/>
  </office:meta>
</office:document-meta>
</file>